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9900" draw:fill="none" draw:textarea-horizontal-align="justify" draw:textarea-vertical-align="middle" draw:auto-grow-height="false" fo:min-height="3.05cm" fo:min-width="5.2cm"/>
    </style:style>
    <style:style style:name="gr14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5" style:family="graphic" style:parent-style-name="standard">
      <style:graphic-properties svg:stroke-color="#ff9900" draw:fill="none" draw:textarea-horizontal-align="justify" draw:textarea-vertical-align="middle" draw:auto-grow-height="false" fo:min-height="1.65cm" fo:min-width="3cm"/>
    </style:style>
    <style:style style:name="gr16" style:family="graphic" style:parent-style-name="standard">
      <style:graphic-properties svg:stroke-color="#ff9900" draw:fill="none" draw:textarea-horizontal-align="justify" draw:textarea-vertical-align="middle" draw:auto-grow-height="false" fo:min-height="0.95cm" fo:min-width="4.9cm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00ccff"/>
    </style:style>
    <style:style style:name="P2" style:family="paragraph">
      <loext:graphic-properties draw:fill="none" draw:fill-color="#ffffff"/>
      <style:text-properties fo:color="#ff99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  <style:text-properties fo:color="#ff9900"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00ccff"/>
    </style:style>
    <style:style style:name="T2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2.6cm" svg:height="1.5cm" svg:x="1.1cm" svg:y="2.2cm">
          <draw:text-box>
            <text:p><text:span text:style-name="T1">Project</text:span></text:p>
          </draw:text-box>
        </draw:frame>
        <draw:frame draw:style-name="gr2" draw:text-style-name="P2" draw:layer="layout" svg:width="3.072cm" svg:height="0.962cm" svg:x="2.1cm" svg:y="3.038cm">
          <draw:text-box>
            <text:p><text:span text:style-name="T2">Common</text:span></text:p>
          </draw:text-box>
        </draw:frame>
        <draw:frame draw:style-name="gr3" draw:text-style-name="P1" draw:layer="layout" svg:width="1.7cm" svg:height="0.962cm" svg:x="2.3cm" svg:y="3.9cm">
          <draw:text-box>
            <text:p><text:span text:style-name="T1">Impl</text:span></text:p>
          </draw:text-box>
        </draw:frame>
        <draw:frame draw:style-name="gr4" draw:text-style-name="P1" draw:layer="layout" svg:width="1.522cm" svg:height="0.962cm" svg:x="3.678cm" svg:y="4.8cm">
          <draw:text-box>
            <text:p><text:span text:style-name="T1">Jira</text:span></text:p>
          </draw:text-box>
        </draw:frame>
        <draw:frame draw:style-name="gr5" draw:text-style-name="P2" draw:layer="layout" svg:width="5.751cm" svg:height="0.962cm" svg:x="4.7cm" svg:y="5.7cm">
          <draw:text-box>
            <text:p><text:span text:style-name="T2">Issues-comparator</text:span></text:p>
          </draw:text-box>
        </draw:frame>
        <draw:frame draw:style-name="gr6" draw:text-style-name="P2" draw:layer="layout" svg:width="4.871cm" svg:height="0.962cm" svg:x="4.729cm" svg:y="6.7cm">
          <draw:text-box>
            <text:p><text:span text:style-name="T2">Issues-retriever</text:span></text:p>
          </draw:text-box>
        </draw:frame>
        <draw:frame draw:style-name="gr7" draw:text-style-name="P2" draw:layer="layout" svg:width="1.874cm" svg:height="0.962cm" svg:x="3.3cm" svg:y="9.3cm">
          <draw:text-box>
            <text:p><text:span text:style-name="T2">Core</text:span></text:p>
          </draw:text-box>
        </draw:frame>
        <draw:frame draw:style-name="gr8" draw:text-style-name="P1" draw:layer="layout" svg:width="3.317cm" svg:height="0.962cm" svg:x="3.6cm" svg:y="13.038cm">
          <draw:text-box>
            <text:p><text:span text:style-name="T1">Prediction</text:span></text:p>
          </draw:text-box>
        </draw:frame>
        <draw:frame draw:style-name="gr9" draw:text-style-name="P2" draw:layer="layout" svg:width="3.139cm" svg:height="0.962cm" svg:x="5.1cm" svg:y="13.9cm">
          <draw:text-box>
            <text:p><text:span text:style-name="T2">Calculate</text:span></text:p>
          </draw:text-box>
        </draw:frame>
        <draw:frame draw:style-name="gr10" draw:text-style-name="P2" draw:layer="layout" svg:width="2.369cm" svg:height="0.962cm" svg:x="5.1cm" svg:y="14.9cm">
          <draw:text-box>
            <text:p><text:span text:style-name="T2">Printer</text:span></text:p>
          </draw:text-box>
        </draw:frame>
        <draw:line draw:style-name="gr11" draw:text-style-name="P3" draw:layer="layout" svg:x1="1.6cm" svg:y1="3.1cm" svg:x2="1.6cm" svg:y2="3.5cm">
          <text:p/>
        </draw:line>
        <draw:line draw:style-name="gr11" draw:text-style-name="P3" draw:layer="layout" svg:x1="1.6cm" svg:y1="3.5cm" svg:x2="2.2cm" svg:y2="3.5cm">
          <text:p/>
        </draw:line>
        <draw:line draw:style-name="gr11" draw:text-style-name="P3" draw:layer="layout" svg:x1="1.6cm" svg:y1="3.5cm" svg:x2="1.6cm" svg:y2="4.4cm">
          <text:p/>
        </draw:line>
        <draw:line draw:style-name="gr11" draw:text-style-name="P3" draw:layer="layout" svg:x1="1.6cm" svg:y1="4.4cm" svg:x2="2.2cm" svg:y2="4.4cm">
          <text:p/>
        </draw:line>
        <draw:line draw:style-name="gr11" draw:text-style-name="P3" draw:layer="layout" svg:x1="2.9cm" svg:y1="4.9cm" svg:x2="2.9cm" svg:y2="17.8cm">
          <text:p/>
        </draw:line>
        <draw:line draw:style-name="gr11" draw:text-style-name="P3" draw:layer="layout" svg:x1="2.9cm" svg:y1="5.3cm" svg:x2="3.8cm" svg:y2="5.3cm">
          <text:p/>
        </draw:line>
        <draw:line draw:style-name="gr11" draw:text-style-name="P3" draw:layer="layout" svg:x1="2.9cm" svg:y1="13.5cm" svg:x2="3.7cm" svg:y2="13.5cm">
          <text:p/>
        </draw:line>
        <draw:line draw:style-name="gr11" draw:text-style-name="P3" draw:layer="layout" svg:x1="2.9cm" svg:y1="9.8cm" svg:x2="3.5cm" svg:y2="9.8cm">
          <text:p/>
        </draw:line>
        <draw:line draw:style-name="gr11" draw:text-style-name="P3" draw:layer="layout" svg:x1="4.4cm" svg:y1="5.8cm" svg:x2="4.4cm" svg:y2="8.3cm">
          <text:p/>
        </draw:line>
        <draw:line draw:style-name="gr11" draw:text-style-name="P3" draw:layer="layout" svg:x1="4.4cm" svg:y1="6.2cm" svg:x2="4.8cm" svg:y2="6.2cm">
          <text:p/>
        </draw:line>
        <draw:line draw:style-name="gr11" draw:text-style-name="P3" draw:layer="layout" svg:x1="4.4cm" svg:y1="7.2cm" svg:x2="4.9cm" svg:y2="7.2cm">
          <text:p/>
        </draw:line>
        <draw:line draw:style-name="gr11" draw:text-style-name="P3" draw:layer="layout" svg:x1="4.8cm" svg:y1="14.462cm" svg:x2="5.2cm" svg:y2="14.462cm">
          <text:p/>
        </draw:line>
        <draw:line draw:style-name="gr11" draw:text-style-name="P3" draw:layer="layout" svg:x1="4.8cm" svg:y1="15.462cm" svg:x2="5.1cm" svg:y2="15.462cm">
          <text:p/>
        </draw:line>
        <draw:line draw:style-name="gr11" draw:text-style-name="P3" draw:layer="layout" svg:x1="4.8cm" svg:y1="14.062cm" svg:x2="4.8cm" svg:y2="15.462cm">
          <text:p/>
        </draw:line>
        <draw:frame draw:style-name="gr12" draw:text-style-name="P4" draw:layer="layout" svg:width="3.597cm" svg:height="0.962cm" svg:x="3.703cm" svg:y="17.3cm">
          <draw:text-box>
            <text:p><text:span text:style-name="T1">Verification</text:span></text:p>
          </draw:text-box>
        </draw:frame>
        <draw:frame draw:style-name="gr12" draw:text-style-name="P4" draw:layer="layout" svg:width="5.675cm" svg:height="0.962cm" svg:x="5.225cm" svg:y="18.2cm">
          <draw:text-box>
            <text:p><text:span text:style-name="T2">Results-inspection</text:span></text:p>
          </draw:text-box>
        </draw:frame>
        <draw:frame draw:style-name="gr12" draw:text-style-name="P4" draw:layer="layout" svg:width="3.745cm" svg:height="0.962cm" svg:x="4.755cm" svg:y="7.8cm">
          <draw:text-box>
            <text:p text:style-name="P5">Issues-filter</text:p>
          </draw:text-box>
        </draw:frame>
        <draw:line draw:style-name="gr11" draw:text-style-name="P3" draw:layer="layout" svg:x1="4.4cm" svg:y1="8.3cm" svg:x2="4.9cm" svg:y2="8.3cm">
          <text:p/>
        </draw:line>
        <draw:line draw:style-name="gr11" draw:text-style-name="P3" draw:layer="layout" svg:x1="2.9cm" svg:y1="17.8cm" svg:x2="3.7cm" svg:y2="17.8cm">
          <text:p/>
        </draw:line>
        <draw:line draw:style-name="gr11" draw:text-style-name="P3" draw:layer="layout" svg:x1="4.7cm" svg:y1="18.2cm" svg:x2="4.7cm" svg:y2="18.7cm">
          <text:p/>
        </draw:line>
        <draw:line draw:style-name="gr11" draw:text-style-name="P3" draw:layer="layout" svg:x1="4.7cm" svg:y1="18.7cm" svg:x2="5.3cm" svg:y2="18.7cm">
          <text:p/>
        </draw:line>
        <draw:custom-shape draw:style-name="gr13" draw:text-style-name="P3" draw:layer="layout" svg:width="5.7cm" svg:height="3.3cm" svg:x="4.8cm" svg:y="5.7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7.1cm" svg:y1="5.7cm" svg:x2="4.9cm" svg:y2="3.8cm">
          <text:p/>
        </draw:line>
        <draw:custom-shape draw:style-name="gr13" draw:text-style-name="P3" draw:layer="layout" svg:width="5.7cm" svg:height="3.3cm" svg:x="4.8cm" svg:y="5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cm" svg:height="1.9cm" svg:x="5.2cm" svg:y="14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5.4cm" svg:height="1.2cm" svg:x="5.4cm" svg:y="18.2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7.2cm" svg:y1="14.1cm" svg:x2="4.4cm" svg:y2="3.8cm">
          <text:p/>
        </draw:line>
        <draw:line draw:style-name="gr14" draw:text-style-name="P3" draw:layer="layout" svg:x1="7.7cm" svg:y1="18.2cm" svg:x2="3.7cm" svg:y2="3.9cm">
          <text:p/>
        </draw:line>
        <draw:line draw:style-name="gr17" draw:text-style-name="P3" draw:layer="layout" svg:x1="4.2cm" svg:y1="9.4cm" svg:x2="4.8cm" svg:y2="8.5cm">
          <text:p/>
        </draw:line>
        <draw:line draw:style-name="gr17" draw:text-style-name="P3" draw:layer="layout" svg:x1="4.5cm" svg:y1="10.1cm" svg:x2="6cm" svg:y2="14.1cm">
          <text:p/>
        </draw:line>
        <draw:line draw:style-name="gr17" draw:text-style-name="P3" draw:layer="layout" svg:x1="4cm" svg:y1="10.1cm" svg:x2="5.7cm" svg:y2="1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00:02:41.384313021</meta:creation-date>
    <dc:date>2016-12-07T16:07:44.278971333</dc:date>
    <meta:editing-duration>PT34M26S</meta:editing-duration>
    <meta:editing-cycles>5</meta:editing-cycles>
    <meta:generator>LibreOffice/5.0.3.2$Linux_X86_64 LibreOffice_project/00m0$Build-2</meta:generator>
    <meta:document-statistic meta:object-count="41"/>
  </office:meta>
</office:document-meta>
</file>